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in" fo:margin-right="0in" fo:text-indent="0in" style:auto-text-indent="false"/>
    </style:style>
    <style:style style:name="P2" style:family="paragraph" style:parent-style-name="Standard" style:master-page-name="Standard">
      <style:paragraph-properties style:page-number="1"/>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12pt" fo:font-style="italic" fo:font-weight="bold" style:font-name-asian="Times New Roman1" style:font-size-asian="12pt" style:font-style-asian="italic" style:font-weight-asian="bold" style:font-name-complex="Times New Roman1" style:font-size-complex="12pt"/>
    </style:style>
    <style:style style:name="T3" style:family="text">
      <style:text-properties style:font-name="Times New Roman" style:font-name-asian="Times New Roman1" style:font-name-complex="Times New Roman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CS 464 Project Proposal</text:span></text:p>
      <text:p text:style-name="Standard"><text:span text:style-name="T1">February 17th, 2021</text:span></text:p>
      <text:p text:style-name="Standard"><text:span text:style-name="T1">Author: Jack Fraser</text:span></text:p>
      <text:p text:style-name="Heading_20_1"><text:bookmark text:name="_jovci45y14je"/>Project Title</text:p>
      <text:p text:style-name="P1"><text:span text:style-name="T1">The title that I would like to propose for this project is as follows: </text:span><text:span text:style-name="T2">Augmented Reality in Computer Science Education</text:span></text:p>
      <text:p text:style-name="Heading_20_1"><text:bookmark text:name="_yti8cvyfsz4t"/>Problem Statement</text:p>
      <text:p text:style-name="Standard">Education in the modern era can be a difficult subject, especially in the United States where it tends to get left behind compared to other fields. This has become especially obvious due to the pandemic causing educators to be forced into using the recently developed online teaching tools, entailing not only learning how to use them in a very short time, but also having to keep students engaged during the process.<text:span text:style-name="T1"> </text:span></text:p>
      <text:p text:style-name="P1"><text:span text:style-name="T1">Keeping students interested, engaged, and learning effectively is difficult even during normal times, so doing the same during a pandemic has seemed near insurmountable to many professors even with tools that help stay connected over the internet. This issue being at the forefront means it is now time to look into better methods for educating students outside of a classroom setting, that will hopefully get students excited, interested, and more engaged than the current methods such as shared PowerPoints.</text:span></text:p>
      <text:p text:style-name="Heading_20_1"><text:bookmark text:name="_rcxe3hwb3bbc"/>Objective</text:p>
      <text:p text:style-name="Standard"><text:span text:style-name="T1">This project will have the objective in mind of testing out a new method for educating students at home, specifically augmented reality. A new technology like augmented reality that is easily accessible through devices like laptops and smartphones, which almost every student has, could increase interest and engagement in many different ways. This difference in engagement is what this project seeks to research.</text:span></text:p>
      <text:p text:style-name="Heading_20_1"><text:bookmark text:name="_wx3jvk41603k"/>Methodology/Technology</text:p>
      <text:p text:style-name="Standard">Keeping direct interaction to a minimum is going to be a major focus of this project, due to the pandemic that is still plaguing the world. Keeping this in mind, the best technology that I have found to use is AR.js, an augmented reality solution for the web using javascript. This will allow for the creation of a code, either printed or pulled up on another display such as a laptop screen, that can be viewed through the camera of a phone which has loaded a simple website from a given URL. The javascript library AR.js can read these codes, and then display a piece of media for the user. In the case of this project, the media rendered would be a three dimensional model of a data structure, or a gif showing a sorting algorithm at work. This experience will hopefully be different enough from the standard instructional methods that it will be able to get students a bit more interested and engaged. In order to measure engagement and interest, the user will have to be shown the more common instruction method as well, being a two dimensional PowerPoint presentation, in order to have something to compare the new experience to. After using both of these methods, the user will fill out a survey which asks questions about how they found the two experiences, and with an area for them to write about and discuss their feelings furth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none"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none"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style:font-name="Times New Roman" fo:font-family="'Times New Roman'" style:font-family-generic="roman" style:font-pitch="variable" fo:font-size="20pt" style:font-name-asian="Times New Roman1" style:font-family-asian="'Times New Roman'" style:font-family-generic-asian="system" style:font-pitch-asian="variable" style:font-size-asian="20pt" style:font-name-complex="Times New Roman1" style:font-family-complex="'Times New Roman'" style:font-family-generic-complex="system" style:font-pitch-complex="variable"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2" meta:word-count="488" meta:character-count="2922" meta:non-whitespace-character-count="2445"/>
    <meta:generator>LibreOfficeDev/6.0.5.2$Linux_X86_64 LibreOffice_project/</meta:generator>
  </office:meta>
</office:document-meta>
</file>